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1.44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91.05pt" fo:break-before="auto" style:use-optimal-row-height="true"/>
    </style:style>
    <style:style style:name="ro6" style:family="table-row">
      <style:table-row-properties style:row-height="102.3pt" fo:break-before="auto" style:use-optimal-row-height="true"/>
    </style:style>
    <style:style style:name="ro7" style:family="table-row">
      <style:table-row-properties style:row-height="6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.5pt" style:font-size-asian="9.5pt" style:font-size-complex="9.5pt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20-OLINUXINO-MICRO_Rev_N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</text:p>
            <text:p> R63, R66, R68, R71, R72, R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8, R119, R133, R134, R13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</text:p>
            <text:p> R142, 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</text:p>
            <text:p>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</text:p>
            <text:p> R39, R57, R65, R70, R73, R75,</text:p>
            <text:p> R76, R81, R82, R83, R86, R93,</text:p>
            <text:p>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</text:p>
            <text:p> R46, R47, R54, R98, R105,</text:p>
            <text:p> R136, R137, R1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</text:p>
            <text:p>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/pF/C0G/50VDC/5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C76,C99,C100,C195,C20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/50V/5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9, C131, C132, C160,</text:p>
            <text:p> C165,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/X7R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0nF/Y5V/50VDC/2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</text:p>
            <text:p> C122, C124, C125, C161, C170,</text:p>
            <text:p> C171, C176, C200, C221</text:p>
          </table:table-cell>
          <table:table-cell table:number-columns-repeated="1020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220nF/+80-20%/1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</text:p>
            <text:p> C15, C18, C19, C21, C22, C23,</text:p>
            <text:p> C24, C25, C26, C27, C57, C59,</text:p>
            <text:p> C60, C61, C62, C68, C69, C70,</text:p>
            <text:p> C77, C78, C79, C80, C82, C83,</text:p>
            <text:p> C84, C85, C86, C87, C102, C106,</text:p>
            <text:p> C134, C139, C155, C169, C175,</text:p>
            <text:p> C184, C189, C191</text:p>
          </table:table-cell>
          <table:table-cell table:number-columns-repeated="1020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220nF/YV5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4, C6, C8, C9, C12, C16, C17,</text:p>
            <text:p>C20, C28, C29, C30, C31, C32,C33,</text:p>
            <text:p>C34, C35, C36, C37, C38,C39, C40,</text:p>
            <text:p>C41, C42, C43, C44,C45, C46, C47,</text:p>
            <text:p>C48, C49, C50, C51, C52, C53, C54,</text:p>
            <text:p>C55, C58, C81, C111, C114, C117,</text:p>
            <text:p>C118, C119, C120, C177, C224,</text:p>
            <text:p>C225, C226, C227, C228, C229,</text:p>
            <text:p> C230, C231, C23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uF/10V/10%/X5R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3, C91, C110, C150, C167,</text:p>
            <text:p> C172, C1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DC/X5R/10%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C203,C241,C242, C243, C24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46, C149, C158, C178, C179,</text:p>
            <text:p> C180, C187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</text:p>
            <text:p> C147, C148, C151, C152, C156,</text:p>
            <text:p> C159, C162, C164, C166</text:p>
          </table:table-cell>
          <table:table-cell table:number-columns-repeated="1020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 C56, C65, C66, C101, C103,</text:p>
            <text:p> C104, C105, C109, C115, C133,</text:p>
            <text:p> C138, C157, C168, C173, C186,</text:p>
            <text:p> C190, C193, C194, C198, C199,</text:p>
            <text:p> C204, C205, C206, C207, C209,</text:p>
            <text:p>C210,C211,C212,C216,C219,C220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</text:p>
            <text:p>C222, C223, C240, C245, C246,</text:p>
            <text:p> C247, C248, C2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4,L5,L6,L7,L11,L15,L16,L17,L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.768kHz/SMD1206/12.5pf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(TFBGA441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ES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7" office:value-type="string" calcext:value-type="string">
            <text:p>H5TQ2G63BFR_MEM4G16D3EABG-125PHIS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ABC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F12(3.0)-40DS-0.5V(86)</text:p>
          </table:table-cell>
          <table:table-cell table:style-name="ce7" office:value-type="string" calcext:value-type="string">
            <text:p>FLASH_CON[DF12(3.0)-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table:style-name="ce7"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table:style-name="ce7" office:value-type="string" calcext:value-type="string">
            <text:p>MICRO_SD/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</text:p>
          </table:table-cell>
          <table:table-cell table:style-name="ce7" office:value-type="string" calcext:value-type="string">
            <text:p>AUDIO_JACK_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7"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ML1016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16</text:p>
          </table:table-cell>
          <table:table-cell table:style-name="ce5"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D-MMC-PUSH(PSD006A-LT2-BA0)</text:p>
          </table:table-cell>
          <table:table-cell office:value-type="string" calcext:value-type="string">
            <text:p>SD_CARDTEST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B1-FRWH-4A(USB-Ax2)</text:p>
          </table:table-cell>
          <table:table-cell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</text:p>
            <text:p> PWR_BUT, RECOVERY, RESET,</text:p>
            <text:p> SEARCH, VOL+, VOL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55, R156, R157, R158, R15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, C253, C255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6,R112,R113,R115,R116,</text:p>
            <text:p>R117,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213, C214, C215, C2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50, C252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A(KLMAG1JETD-B041003(153FBGA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A(W25Q128FVSIG(SOIC-8_Wide)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5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00/00/0000</text:date>, <text:time style:data-style-name="N2" text:time-value="08:06:21.264717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0T11:00:37.485811426</dc:date>
    <meta:editing-duration>PT9H5M7S</meta:editing-duration>
    <meta:editing-cycles>70</meta:editing-cycles>
    <meta:generator>LibreOffice/5.1.6.2$Linux_X86_64 LibreOffice_project/10m0$Build-2</meta:generator>
    <meta:document-statistic meta:table-count="1" meta:cell-count="476" meta:object-count="0"/>
  </office:meta>
</office:document-meta>
</file>